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corer.SubScorer( Scorer scorer , boolean required , boolean prohibited , HitCollector collector , SubScorer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Scorer.score( HitCollector h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oolean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Scorer.BooleanScorer( Similarity simila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Score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ucketTable.newCollector( int 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or.Collector( int mask , BucketTable buck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cketTable.Buck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Scorer.next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llector.collect( final int doc , final float sc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ooleanScorer.BooleanScorer( Similarity similarity , int minNrShould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leanScorer.add( Scorer scorer , boolean required , boolean prohibit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ucketTabl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ooleanScorer.score( HitCollector hc , int ma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BooleanScorer.sco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Scorer.computeCoordFact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